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A0000006BC67A9D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Normal_20__28_Web_29_">
      <style:paragraph-properties fo:margin-top="0.1098in" fo:margin-bottom="0.1098in" fo:background-color="#ffffff">
        <style:background-image/>
      </style:paragraph-properties>
    </style:style>
    <style:style style:name="P3" style:family="paragraph" style:parent-style-name="Heading_20_1">
      <style:paragraph-properties fo:text-align="center" style:justify-single-word="false"/>
    </style:style>
    <style:style style:name="P4" style:family="paragraph" style:parent-style-name="Heading_20_1">
      <style:paragraph-properties fo:break-before="page"/>
    </style:style>
    <style:style style:name="P5" style:family="paragraph" style:parent-style-name="Normal_20__28_Web_29_" style:list-style-name="L1">
      <style:paragraph-properties fo:margin-top="0.1098in" fo:margin-bottom="0.1098in" fo:background-color="#ffffff">
        <style:background-image/>
      </style:paragraph-properties>
    </style:style>
    <style:style style:name="P6" style:family="paragraph" style:parent-style-name="Normal_20__28_Web_29_" style:list-style-name="WWNum9">
      <style:paragraph-properties fo:margin-top="0.1098in" fo:margin-bottom="0.1098in" fo:background-color="#ffffff">
        <style:background-image/>
      </style:paragraph-properties>
    </style:style>
    <style:style style:name="P7" style:family="paragraph" style:parent-style-name="Standard" style:master-page-name="MP0">
      <style:paragraph-properties style:page-number="auto" fo:break-before="page"/>
    </style:style>
    <style:style style:name="P8" style:family="paragraph" style:parent-style-name="Standard" style:list-style-name="WWNum4"/>
    <style:style style:name="P9" style:family="paragraph" style:parent-style-name="Standard" style:list-style-name="WWNum2"/>
    <style:style style:name="P10" style:family="paragraph" style:parent-style-name="Standard" style:list-style-name="WWNum5"/>
    <style:style style:name="P11" style:family="paragraph" style:parent-style-name="Standard" style:list-style-name="WWNum3"/>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3"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2"><text:span text:style-name="Default_20_Paragraph_20_Font"><text:span text:style-name="T5">The goal of project is to build a model to predict a no-show or a late cancellation scenario on a future appointment in a hairdresser’s salon.</text:span></text:span></text:p>
      <text:p text:style-name="P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text:span text:style-name="Default_20_Paragraph_20_Font"><text:span text:style-name="T5">At first in which situations can occur a no-show?</text:span></text:span></text:p>
      <text:list xml:id="list3740955313225570391" text:style-name="L1">
        <text:list-item>
          <text:p text:style-name="P5"><text:span text:style-name="Default_20_Paragraph_20_Font"><text:span text:style-name="T5">A person does not show up on a meeting he was supposed to attend (e.g. doctor) without giving any prior notice or</text:span></text:span></text:p>
        </text:list-item>
        <text:list-item>
          <text:p text:style-name="P5"><text:span text:style-name="Default_20_Paragraph_20_Font"><text:span text:style-name="T5">A spectator does not attend a sport event or any other public event for which he booked a ticket.</text:span></text:span></text:p>
        </text:list-item>
        <text:list-item>
          <text:p text:style-name="P5"><text:span text:style-name="Default_20_Paragraph_20_Font"><text:span text:style-name="T5">A passenger does not show up for a flight for which he booked a seat.</text:span></text:span></text:p>
        </text:list-item>
        <text:list-item>
          <text:p text:style-name="P5"><text:span text:style-name="Default_20_Paragraph_20_Font"><text:span text:style-name="T5">A hotel guest booked a room and does not turn up without informing the hotel</text:span></text:span></text:p>
        </text:list-item>
      </text:list>
      <text:p text:style-name="P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text:span text:style-name="Default_20_Paragraph_20_Font"><text:span text:style-name="T5">In order to understand the magnitude and the importance of this area of study, we’ll discuss quickly no-show impact on health care systems where it is a critical issue.</text:span></text:span></text:p>
      <text:list xml:id="list22889231384325537" text:style-name="WWNum9">
        <text:list-item>
          <text:p text:style-name="P6"><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6"><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text:span text:style-name="Default_20_Paragraph_20_Font"><text:span text:style-name="T5"><text:s/></text:span></text:span><text:span text:style-name="Default_20_Paragraph_20_Font"><text:span text:style-name="T5"><text:line-break/></text:span></text:span></text:p>
      <text:p text:style-name="Standard"/>
      <text:h text:style-name="P4" text:outline-level="1"><text:bookmark text:name="_pxccdlzkgmu"/>Methodology <text:span text:style-name="Default_20_Paragraph_20_Font"><text:span text:style-name="T6">(Project design)</text:span></text:span></text:h>
      <text:h text:style-name="Heading_20_2" text:outline-level="2"><text:bookmark text:name="_ot658i95qty1"/>Data</text:h>
      <text:p text:style-name="Text_20_body"/>
      <text:p text:style-name="Text_20_body"/>
      <text:p text:style-name="Text_20_body"><draw:frame draw:style-name="fr1" draw:name="graphics1" text:anchor-type="paragraph" svg:x="0.0098in" svg:y="0.3201in" svg:width="1.7362in" svg:height="0.7429in" draw:z-index="0"><draw:image xlink:href="Pictures/10000201000000FA0000006BC67A9D3F.png" xlink:type="simple" xlink:show="embed" xlink:actuate="onLoad"/></draw:frame>Here the number of rows for the main tables</text:p>
      <text:p text:style-name="Text_20_body"/>
      <text:p text:style-name="Text_20_body"/>
      <text:p text:style-name="Text_20_body"/>
      <text:p text:style-name="Standard">Here you have to describe how do you plan to manipulate the data. For this you have to answer to the following questions:</text:p>
      <text:list xml:id="list8306520041127090944" text:style-name="WWNum4">
        <text:list-item>
          <text:p text:style-name="P8">Which data will be used?</text:p>
          <text:list>
            <text:list-item>
              <text:p text:style-name="P8">Describe data sources</text:p>
            </text:list-item>
            <text:list-item>
              <text:p text:style-name="P8">Describe possible external data sources that may enrich our data</text:p>
            </text:list-item>
            <text:list-item>
              <text:p text:style-name="P8">Data for external validation?</text:p>
            </text:list-item>
          </text:list>
        </text:list-item>
        <text:list-item>
          <text:p text:style-name="P8">On which time frames periods will your project will be based on?</text:p>
          <text:list>
            <text:list-item>
              <text:p text:style-name="P8">Time-frame for training</text:p>
            </text:list-item>
            <text:list-item>
              <text:p text:style-name="P8">Time-frame for test?</text:p>
            </text:list-item>
          </text:list>
        </text:list-item>
        <text:list-item>
          <text:p text:style-name="P8">How do you define your subjects?</text:p>
          <text:list>
            <text:list-item>
              <text:p text:style-name="P8">Inclusion criteria?</text:p>
            </text:list-item>
            <text:list-item>
              <text:p text:style-name="P8">Exclusion criteria?</text:p>
            </text:list-item>
          </text:list>
        </text:list-item>
        <text:list-item>
          <text:p text:style-name="P8">Which would be your outcome variable?</text:p>
        </text:list-item>
        <text:list-item>
          <text:p text:style-name="P8">Are there confounder variables that may affect the outcome?</text:p>
        </text:list-item>
        <text:list-item>
          <text:p text:style-name="P8">Is there a possible source of bias in our data?</text:p>
        </text:list-item>
        <text:list-item>
          <text:p text:style-name="P8">Describe your data exploration strategy.</text:p>
        </text:list-item>
        <text:list-item>
          <text:p text:style-name="P8">Which techniques will be applied to enrich the data?</text:p>
        </text:list-item>
        <text:list-item>
          <text:p text:style-name="P8">How you will deal with outliers?</text:p>
        </text:list-item>
        <text:list-item>
          <text:p text:style-name="P8">How you will deal with missing values</text:p>
        </text:list-item>
        <text:list-item>
          <text:p text:style-name="P8">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4463613450803095676" text:style-name="WWNum2">
        <text:list-item>
          <text:p text:style-name="P9"><text:soft-page-break/>How do you plan to divide your data</text:p>
          <text:list>
            <text:list-item>
              <text:p text:style-name="P9">Training, validation, test - proportions, techniques</text:p>
            </text:list-item>
          </text:list>
        </text:list-item>
        <text:list-item>
          <text:p text:style-name="P9">Do you need to balance your data? How?</text:p>
        </text:list-item>
        <text:list-item>
          <text:p text:style-name="P9">Do you need to stratify/subsample your data? How?</text:p>
        </text:list-item>
        <text:list-item>
          <text:p text:style-name="P9">What techniques will you apply to model your outcome?</text:p>
          <text:list>
            <text:list-item>
              <text:p text:style-name="P9">Unsupervised</text:p>
            </text:list-item>
            <text:list-item>
              <text:p text:style-name="P9">Regression</text:p>
            </text:list-item>
            <text:list-item>
              <text:p text:style-name="P9">Classification</text:p>
            </text:list-item>
          </text:list>
        </text:list-item>
        <text:list-item>
          <text:p text:style-name="P9">Will you use cross-validation and/or bootstrap?</text:p>
        </text:list-item>
        <text:list-item>
          <text:p text:style-name="P9">Which measures you will use to train and evaluate your models? Why?</text:p>
        </text:list-item>
        <text:list-item>
          <text:p text:style-name="P9">Do you plan to use ensembling or will use your best model?</text:p>
        </text:list-item>
      </text:list>
      <text:p text:style-name="Standard"/>
      <text:h text:style-name="Heading_20_2" text:outline-level="2"><text:bookmark text:name="_g728nfnk66iz"/>Deployment of your model</text:h>
      <text:list xml:id="list7707634478419727636" text:style-name="WWNum5">
        <text:list-item>
          <text:p text:style-name="P10">Who will make the QA of the project?</text:p>
          <text:list>
            <text:list-item>
              <text:p text:style-name="P10">Which units will be assessed</text:p>
            </text:list-item>
            <text:list-item>
              <text:p text:style-name="P10">Write a QA protocol for each step of the project</text:p>
            </text:list-item>
          </text:list>
        </text:list-item>
        <text:list-item>
          <text:p text:style-name="P10">Who is the final user of the predictions?</text:p>
        </text:list-item>
        <text:list-item>
          <text:p text:style-name="P10">How the prediction will be presented to the final user?</text:p>
        </text:list-item>
        <text:list-item>
          <text:p text:style-name="P10">How will the final user be trained to use and interpret the prediction?</text:p>
        </text:list-item>
        <text:list-item>
          <text:p text:style-name="P10">On which platform the predictions will be deployed?</text:p>
        </text:list-item>
        <text:list-item>
          <text:p text:style-name="P10">How frequently the model will be updated?</text:p>
        </text:list-item>
        <text:list-item>
          <text:p text:style-name="P10">What will happen in cases where the model return a null prediction (eg. incomplete data)?</text:p>
        </text:list-item>
        <text:list-item>
          <text:p text:style-name="P10">Which models were used and which were selected for the final prediction.</text:p>
        </text:list-item>
        <text:list-item>
          <text:p text:style-name="P10">Which measurements were used to evaluate the prediction.</text:p>
        </text:list-item>
        <text:list-item>
          <text:p text:style-name="P10">Which results we got from those models.</text:p>
        </text:list-item>
      </text:list>
      <text:p text:style-name="Standard"/>
      <text:p text:style-name="Standard"/>
      <text:h text:style-name="P4" text:outline-level="1"><text:bookmark text:name="_hzxuzraoqkum"/>Results</text:h>
      <text:p text:style-name="Standard">Here you will present the main results of all the process. We will describe:</text:p>
      <text:list xml:id="list2021035536589857770" text:style-name="WWNum3">
        <text:list-item>
          <text:p text:style-name="P11">The final amount of data used (total, train, test, etc)</text:p>
        </text:list-item>
        <text:list-item>
          <text:p text:style-name="P11">The amount of outliers and the way of treating them,</text:p>
        </text:list-item>
        <text:list-item>
          <text:p text:style-name="P11">The amount of missing values and the methods used for imputing them,</text:p>
        </text:list-item>
        <text:list-item>
          <text:p text:style-name="P11">The distribution of the data (timeframes)</text:p>
        </text:list-item>
        <text:list-item>
          <text:p text:style-name="P11">The methods used to transform the data and to generate new features.</text:p>
        </text:list-item>
        <text:list-item>
          <text:p text:style-name="P1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78in" fo:margin-bottom="0.0835in" fo:keep-together="always" fo:hyphenation-ladder-count="no-limit" fo:keep-with-next="always"/>
      <style:text-properties fo:font-size="20pt" style:font-size-asian="20pt" style:font-size-complex="20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25in" fo:margin-bottom="0.0835in" fo:keep-together="always" fo:hyphenation-ladder-count="no-limit" fo:keep-with-next="always"/>
      <style:text-properties fo:font-size="16pt" style:font-size-asian="16pt" style:font-size-complex="16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222in" fo:margin-bottom="0.0555in" fo:keep-together="always" fo:hyphenation-ladder-count="no-limit" fo:keep-with-next="always"/>
      <style:text-properties fo:color="#434343" fo:font-size="14pt" style:font-size-asian="14pt" style:font-size-complex="14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1945in" fo:margin-bottom="0.0555in" fo:keep-together="always" fo:hyphenation-ladder-count="no-limit" fo:keep-with-next="always"/>
      <style:text-properties fo:color="#666666" fo:font-size="12pt" style:font-size-asian="12pt" style:font-size-complex="12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1665in" fo:margin-bottom="0.0555in" fo:keep-together="always" fo:hyphenation-ladder-count="no-limit" fo:keep-with-next="always"/>
      <style:text-properties fo:color="#666666"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top="0.1665in" fo:margin-bottom="0.0555in" fo:keep-together="always" fo:hyphenation-ladder-count="no-limit" fo:keep-with-next="always"/>
      <style:text-properties fo:color="#666666" fo:font-style="italic" style:font-style-asian="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Standard" style:next-style-name="Subtitle" style:class="chapter">
      <style:paragraph-properties fo:margin-top="0in" fo:margin-bottom="0.0417in" fo:keep-together="always" fo:hyphenation-ladder-count="no-limit" fo:keep-with-next="always"/>
      <style:text-properties fo:font-size="26pt" fo:font-weight="bold" style:font-size-asian="26pt" style:font-weight-asian="bold" style:font-size-complex="26pt" style:font-weight-complex="bold" fo:hyphenate="false" fo:hyphenation-remain-char-count="0" fo:hyphenation-push-char-count="0"/>
    </style:style>
    <style:style style:name="Subtitle" style:family="paragraph" style:parent-style-name="Standard" style:next-style-name="Text_20_body" style:class="chapter">
      <style:paragraph-properties fo:margin-top="0in" fo:margin-bottom="0.222in" fo:keep-together="always" fo:hyphenation-ladder-count="no-limit" fo:keep-with-next="always"/>
      <style:text-properties fo:color="#666666" fo:font-size="15pt" fo:font-style="italic" style:font-size-asian="15pt" style:font-style-asian="italic" style:font-size-complex="15pt" style:font-style-complex="italic" fo:hyphenate="false" fo:hyphenation-remain-char-count="0" fo:hyphenation-push-char-count="0"/>
    </style:style>
    <style:style style:name="Normal_20__28_Web_29_" style:display-name="Normal (Web)" style:family="paragraph" style:parent-style-name="Standard">
      <style:paragraph-properties fo:margin-top="0.0693in" fo:margin-bottom="0.0693in"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7</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Eric Abitbol</meta:initial-creator>
    <meta:creation-date>2019-01-31T22:37:00Z</meta:creation-date>
    <dc:date>2019-02-04T11:39:38.30</dc:date>
    <meta:editing-cycles>26</meta:editing-cycles>
    <meta:editing-duration>PT36M57S</meta:editing-duration>
    <meta:document-statistic meta:table-count="0" meta:image-count="1" meta:object-count="0" meta:page-count="7" meta:paragraph-count="83" meta:word-count="1088" meta:character-count="6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